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style:font-face style:name="Courier New1"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Lucida Sans" svg:font-family="'Lucida Sans'" style:font-adornments="Demibold" style:font-family-generic="swiss" style:font-pitch="variable"/>
  </office:font-face-decls>
  <office:automatic-styles>
    <style:style style:name="Tabelle1" style:family="table">
      <style:table-properties style:width="10.224cm" fo:margin-left="4.008cm" fo:margin-right="2.768cm" table:align="margins"/>
    </style:style>
    <style:style style:name="Tabelle1.A" style:family="table-column">
      <style:table-column-properties style:column-width="3.859cm" style:rel-column-width="24745*"/>
    </style:style>
    <style:style style:name="Tabelle1.B" style:family="table-column">
      <style:table-column-properties style:column-width="3.157cm" style:rel-column-width="20242*"/>
    </style:style>
    <style:style style:name="Tabelle1.C" style:family="table-column">
      <style:table-column-properties style:column-width="3.205cm" style:rel-column-width="20548*"/>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data-style-name="N0">
      <style:table-cell-properties style:vertical-align="bottom" fo:padding="0.097cm" fo:border-left="0.002cm solid #000000" fo:border-right="0.002cm solid #000000" fo:border-top="none" fo:border-bottom="0.002cm solid #000000"/>
    </style:style>
    <style:style style:name="Tabelle2" style:family="table">
      <style:table-properties style:width="10.206cm" fo:margin-left="4.027cm" fo:margin-right="2.766cm" table:align="margins"/>
    </style:style>
    <style:style style:name="Tabelle2.A" style:family="table-column">
      <style:table-column-properties style:column-width="3.854cm" style:rel-column-width="24752*"/>
    </style:style>
    <style:style style:name="Tabelle2.B" style:family="table-column">
      <style:table-column-properties style:column-width="3.159cm" style:rel-column-width="20289*"/>
    </style:style>
    <style:style style:name="Tabelle2.C" style:family="table-column">
      <style:table-column-properties style:column-width="3.191cm" style:rel-column-width="20494*"/>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data-style-name="N0">
      <style:table-cell-properties style:vertical-align="bottom" fo:padding="0.097cm" fo:border-left="0.002cm solid #000000" fo:border-right="none" fo:border-top="none" fo:border-bottom="0.002cm solid #000000"/>
    </style:style>
    <style:style style:name="Tabelle2.C2" style:family="table-cell" style:data-style-name="N0">
      <style:table-cell-properties style:vertical-align="bottom" fo:padding="0.097cm" fo:border-left="0.002cm solid #000000" fo:border-right="0.002cm solid #000000" fo:border-top="none" fo:border-bottom="0.002cm solid #000000"/>
    </style:style>
    <style:style style:name="Tabelle3" style:family="table">
      <style:table-properties style:width="12.878cm" table:align="right"/>
    </style:style>
    <style:style style:name="Tabelle3.A" style:family="table-column">
      <style:table-column-properties style:column-width="4.385cm"/>
    </style:style>
    <style:style style:name="Tabelle3.B" style:family="table-column">
      <style:table-column-properties style:column-width="8.49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style:text-outline="true"/>
    </style:style>
    <style:style style:name="P2" style:family="paragraph" style:parent-style-name="Table_20_Contents">
      <style:paragraph-properties fo:text-align="end"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4">
      <style:paragraph-properties fo:margin-left="3.993cm" fo:margin-right="0cm" fo:text-indent="0cm" style:auto-text-indent="false"/>
    </style:style>
    <style:style style:name="T1" style:family="text">
      <style:text-properties fo:font-weight="bol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
      </text:sequence-decls>
      <text:p text:style-name="P1">AProf</text:p>
      <text:p text:style-name="Subtitle">An Amiga profiler</text:p>
      <text:h text:style-name="Heading_20_1" text:outline-level="1">What is a profiler</text:h>
      <text:p text:style-name="Text_20_body">A profiler is a development tool supporting the developer in code optimization. <text:s/>A specified program is executed by the profiler. <text:s/>While the program is executing the profiler collects several informations (ie. call counts, time values) while execution. <text:s/>This data can be used <text:s/>to locate the so-called hot spots in your code -- functions where most of the execution time is spent and optimization will gain most effect.</text:p>
      <text:p text:style-name="Text_20_body">The following articles supply further information on profilers:</text:p>
      <text:list xml:id="list1649030457045685408" text:style-name="L1">
        <text:list-item>
          <text:p text:style-name="P3">Dr. Dobb's Journal, January 1993<text:line-break/>Joseph Newcomer, 'Profiling for Performance', pp. 80</text:p>
        </text:list-item>
        <text:list-item>
          <text:p text:style-name="P3">Dr. Dobb's Journal, November 1993<text:line-break/>Michael R. Dunlavey, 'Performance Tuning: Slugging it out', pp. 18</text:p>
        </text:list-item>
      </text:list>
      <text:h text:style-name="Heading_20_1" text:outline-level="1">System requirements</text:h>
      <text:p text:style-name="Text_20_body">AProf needs at least Workbench/Kickstart 2.04 and a minimum of 500K available memory (depends on profilees sizes). <text:s/>It has been tested successfully with Amiga 500, 2000, 3000, 4000 and OS versions 2.04, 2.1, 3.0.</text:p>
      <text:p text:style-name="Text_20_body">The requirements for software development tools to support Aprof are pretty simple. <text:s/>Your compiler must be able to create Amiga symbol hunks. Code symbols included <text:s/>in this hunks should only address the starting addresses of functions in your code. No intermediate jump labels must be defined. (See @{ "Clean symbol tables" link frageantwort}, @{ "Tested compilers" link l-systeme })</text:p>
      <text:h text:style-name="Heading_20_1" text:outline-level="1">Installation procedure</text:h>
      <text:p text:style-name="Text_20_body"><text:s/>Copy all files included in AProf*.lha into a directory and add this directory to your PATH.</text:p>
      <text:p text:style-name="Text_20_body">Do not delete AProf's icon (AProf.info), since configuration data is located in this file (See @{"Configurability" link l-config}).</text:p>
      <text:h text:style-name="Heading_20_1" text:outline-level="1">Starting the profiler</text:h>
      <text:p text:style-name="Text_20_body">From CLI the profiler is started with</text:p>
      <text:p text:style-name="Text_20_body"><text:s text:c="6"/>1.&gt; AProf [application]</text:p>
      <text:p text:style-name="Text_20_body">Application is required to be avalid Amiga executable. <text:s/>The profiler starts up, displays its <text:s/>user <text:s/>interface, <text:s/>loads <text:s/>the symbol tables from the file <text:s/>'application' if specified and waits for your actions.</text:p>
      <text:p text:style-name="Text_20_body">From Workbench, just doubleclick the AProf icon.</text:p>
      <text:p text:style-name="Text_20_body">If no filename was specified or if started from workbench, you can load a file from the menu @{ "[Files/Open]" link m-files }.</text:p>
      <text:p text:style-name="Text_20_body">See also: @{ "User interface" link l-ui }</text:p>
      <text:h text:style-name="Heading_20_1" text:outline-level="1">User interface</text:h>
      <text:p text:style-name="Text_20_body"><text:s/>The title bar of Aprof's window displays the name of loaded profilee</text:p>
      <text:p text:style-name="Text_20_body">Menus:</text:p>
      <text:p text:style-name="Text_20_body">@{ " Files " link m-files }</text:p>
      <text:p text:style-name="Text_20_body"><text:soft-page-break/>@{ " Action " link m-action }</text:p>
      <text:p text:style-name="Text_20_body">@{ " Data " link m-data }</text:p>
      <text:p text:style-name="Text_20_body">@{ " Move " link m-move }</text:p>
      <text:p text:style-name="Text_20_body">@{ " Misc " link m-misc }</text:p>
      <text:p text:style-name="Text_20_body">Displays:</text:p>
      <text:p text:style-name="Text_20_body">@{ " Mode " link gad-inex }</text:p>
      <text:p text:style-name="Text_20_body">@{ " Time unit " link gad-percmil }</text:p>
      <text:p text:style-name="Text_20_body">@{ " Sort " link dialog-preferences }</text:p>
      <text:p text:style-name="Text_20_body">@{ " Time " link gad-xtime }</text:p>
      <text:p text:style-name="Text_20_body">Buttons: <text:s/>[ Shortcuts for often needed menu entrys ]</text:p>
      <text:p text:style-name="Text_20_body"><text:s/>Description of table entrys:</text:p>
      <text:p text:style-name="Text_20_body"/>
      <text:p text:style-name="Text_20_body"><text:s/>Function <text:s text:c="4"/>HitCnt <text:s text:c="3"/>Per Call <text:s text:c="9"/>Over <text:s text:c="10"/>Min/Max</text:p>
      <text:p text:style-name="Text_20_body"><text:s text:c="2"/>| <text:s text:c="11"/>| <text:s text:c="8"/>| <text:s text:c="16"/>| <text:s text:c="13"/>|</text:p>
      <text:p text:style-name="Text_20_body"><text:s/>Symbol names* | <text:s text:c="8"/>| <text:s text:c="16"/>| <text:s text:c="13"/>|</text:p>
      <text:p text:style-name="Text_20_body"><text:s text:c="15"/>| <text:s text:c="8"/>| <text:s text:c="16"/>| <text:s text:c="13"/>|</text:p>
      <text:p text:style-name="Text_20_body"><text:s text:c="11"/>Call count** <text:s/>| <text:s text:c="16"/>| <text:s text:c="13"/>|</text:p>
      <text:p text:style-name="Text_20_body"><text:s text:c="25"/>| <text:s text:c="16"/>| <text:s text:c="13"/>|</text:p>
      <text:p text:style-name="Text_20_body"><text:s text:c="11"/>Average execution time per call | <text:s text:c="13"/>|</text:p>
      <text:p text:style-name="Text_20_body"><text:s text:c="43"/>| <text:s text:c="13"/>|</text:p>
      <text:p text:style-name="Text_20_body"><text:s text:c="13"/>Overall execution time for that function <text:s text:c="4"/>|</text:p>
      <text:p text:style-name="Text_20_body"><text:s text:c="58"/>|</text:p>
      <text:p text:style-name="Text_20_body"><text:s text:c="28"/>Minimum/maximum execution time per call</text:p>
      <text:p text:style-name="Text_20_body"/>
      <text:p text:style-name="Text_20_body"><text:s/>* <text:s/>The symbol *ENTRY*, if displayed, is generated by AProf if the symbol</text:p>
      <text:p text:style-name="Text_20_body"><text:s text:c="4"/>table of the profilee contains no symbol sitting at the very first</text:p>
      <text:p text:style-name="Text_20_body"><text:s text:c="4"/>executed address of its seglist.</text:p>
      <text:p text:style-name="Text_20_body"/>
      <text:p text:style-name="Text_20_body"><text:s/>** A call count value of -1 is shown for symbols being no function entrys.</text:p>
      <text:p text:style-name="Text_20_body"><text:s text:c="4"/>Safe profiling must be active. </text:p>
      <text:p text:style-name="Text_20_body"/>
      <text:p text:style-name="Text_20_body"><text:s/>[ Status and error messages are displayed in the bottom window border ]</text:p>
      <text:p text:style-name="Text_20_body">@ENDNODE</text:p>
      <text:p text:style-name="Text_20_body"/>
      <text:p text:style-name="Text_20_body">Menu: Files</text:p>
      <text:p text:style-name="Text_20_body">Reading and writing profiler data.</text:p>
      <text:p text:style-name="Text_20_body">Open: <text:s/>Read a new file (also accessable via button)</text:p>
      <text:p text:style-name="Text_20_body">Save: <text:s/>Save report to file with same basename and suffix .pro</text:p>
      <text:p text:style-name="Text_20_body">Save as: Save report to selectable file</text:p>
      <text:p text:style-name="Text_20_body">Reset: <text:s text:c="2"/>Reset all timing values</text:p>
      <text:p text:style-name="Text_20_body">Print: <text:s text:c="2"/>Print report</text:p>
      <text:p text:style-name="Text_20_body">Exit: <text:s text:c="3"/>Leave the program</text:p>
      <text:p text:style-name="Text_20_body"><text:soft-page-break/></text:p>
      <text:p text:style-name="Text_20_body">Menu: Action</text:p>
      <text:p text:style-name="Text_20_body">Start the profiling process.</text:p>
      <text:p text:style-name="Text_20_body">Start: Starts the profile run. If you restart a profilee, <text:s/>then times are added. If you want to run a profilee several times without adding the times and hit counts, you must reset the <text:s/>timer <text:s/>and hitcounts with @{ " Files/Reset " link m-files }. <text:s/>(also accessable via button row)</text:p>
      <text:p text:style-name="Text_20_body"/>
      <text:p text:style-name="Text_20_body">Menu: Data</text:p>
      <text:p text:style-name="Text_20_body">Runtime configuration and execution control.</text:p>
      <text:p text:style-name="Text_20_body">Exec details: <text:s/>Provide a command line and stack size for the profilee. See: @{ "Exec dialog" link dialog-exec }</text:p>
      <text:p text:style-name="Text_20_body">Preferences: Configure the profiler. <text:s/>See: @{ "Preferences dialog" link dialog-preferences }, @{ "Configurability" link l-config }.</text:p>
      <text:p text:style-name="Text_20_body"/>
      <text:p text:style-name="Text_20_body">Menu: Move</text:p>
      <text:p text:style-name="Text_20_body">Moving in the display area.</text:p>
      <text:p text:style-name="Text_20_body">Find: Enter a search string and start search</text:p>
      <text:p text:style-name="Text_20_body">Find next: Search for next occurence</text:p>
      <text:p text:style-name="Text_20_body">Top: <text:s/>Go to top of symbol table</text:p>
      <text:p text:style-name="Text_20_body">Bottom: <text:s/>Go to bottom of symbol table</text:p>
      <text:p text:style-name="Text_20_body">Page up/down: One page up/down</text:p>
      <text:p text:style-name="Text_20_body"/>
      <text:p text:style-name="Text_20_body">Menu: Misc</text:p>
      <text:p text:style-name="Text_20_body">Other functions</text:p>
      <text:p text:style-name="Text_20_body">Help: <text:s/>Start the AmigaGuide(TM) hypertext help system (if available)</text:p>
      <text:p text:style-name="Text_20_body">Refresh Window: <text:s/>Redisplay symbol table</text:p>
      <text:p text:style-name="Text_20_body">About: Display version and copyright information</text:p>
      <text:p text:style-name="Text_20_body"/>
      <text:p text:style-name="Text_20_body"/>
      <text:p text:style-name="Text_20_body">@NODE gad-inex "AProf: Profiler mode: Separate/Combined"</text:p>
      <text:p text:style-name="Text_20_body"/>
      <text:p text:style-name="Text_20_body">Separate/Combined: (Mode)</text:p>
      <text:p text:style-name="Text_20_body">Displays <text:s/>how function timing values are accumulated. If combined is selected, the time value for a function includes the <text:s/>times of all functions that are called by this function. Separate excludes the times of called functions.</text:p>
      <text:p text:style-name="Text_20_body">Note that if your code includes recursive procedures you must use separate mode. <text:s/>If combined is used, <text:s/>the time for <text:s/>the recursive procedures is wrong.</text:p>
      <text:p text:style-name="Text_20_body">Example:</text:p>
      <text:p text:style-name="Code">int main( void )</text:p>
      <text:p text:style-name="Code">{</text:p>
      <text:p text:style-name="Code"><text:s text:c="2"/>foo( 2 ); <text:s text:c="2"/>/* foo needs 2secs execution time */</text:p>
      <text:p text:style-name="Code"/>
      <text:p text:style-name="Code"><text:s text:c="2"/>bar( 3 ); <text:s text:c="2"/>/* bar needs 3secs execution time */</text:p>
      <text:p text:style-name="Code"/>
      <text:p text:style-name="Code"><text:s text:c="2"/>...burn 1sec proc. time in main()...</text:p>
      <text:p text:style-name="Code"/>
      <text:p text:style-name="Code"><text:s text:c="2"/>return 0;</text:p>
      <text:p text:style-name="Code">}</text:p>
      <text:p text:style-name="Text_20_body"/>
      <text:p text:style-name="Text_20_body"><text:soft-page-break/>If 'Separate' is selected, the profile list will look like this:</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Heading">Symbol</text:p>
            </table:table-cell>
            <table:table-cell table:style-name="Tabelle1.A1" office:value-type="string">
              <text:p text:style-name="Table_20_Heading">HitCnt </text:p>
            </table:table-cell>
            <table:table-cell table:style-name="Tabelle1.C1" office:value-type="string">
              <text:p text:style-name="Table_20_Heading">Per Call</text:p>
            </table:table-cell>
          </table:table-row>
        </table:table-header-rows>
        <table:table-row>
          <table:table-cell table:style-name="Tabelle1.A2" office:value-type="string">
            <text:p text:style-name="Table_20_Contents">main </text:p>
          </table:table-cell>
          <table:table-cell table:style-name="Tabelle1.B2" office:value-type="float" office:value="1">
            <text:p text:style-name="Table_20_Contents">1</text:p>
          </table:table-cell>
          <table:table-cell table:style-name="Tabelle1.C2" office:value-type="float" office:value="1000">
            <text:p text:style-name="Table_20_Contents">1000</text:p>
          </table:table-cell>
        </table:table-row>
        <table:table-row>
          <table:table-cell table:style-name="Tabelle1.A2" office:value-type="string">
            <text:p text:style-name="Table_20_Contents">foo </text:p>
          </table:table-cell>
          <table:table-cell table:style-name="Tabelle1.B2" office:value-type="float" office:value="1">
            <text:p text:style-name="Table_20_Contents">1</text:p>
          </table:table-cell>
          <table:table-cell table:style-name="Tabelle1.C2" office:value-type="float" office:value="2000">
            <text:p text:style-name="Table_20_Contents">2000</text:p>
          </table:table-cell>
        </table:table-row>
        <table:table-row>
          <table:table-cell table:style-name="Tabelle1.A2" office:value-type="string">
            <text:p text:style-name="Table_20_Contents">bar </text:p>
          </table:table-cell>
          <table:table-cell table:style-name="Tabelle1.B2" office:value-type="float" office:value="1">
            <text:p text:style-name="Table_20_Contents">1</text:p>
          </table:table-cell>
          <table:table-cell table:style-name="Tabelle1.C2" office:value-type="float" office:value="3000">
            <text:p text:style-name="Table_20_Contents">3000</text:p>
          </table:table-cell>
        </table:table-row>
      </table:table>
      <text:p text:style-name="Text_20_body"/>
      <text:p text:style-name="Text_20_body">The timing values for each function are updated separately. <text:s/>Now if 'Combined' is selected: <text:s text:c="3"/></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Symbol</text:p>
            </table:table-cell>
            <table:table-cell table:style-name="Tabelle2.A1" office:value-type="string">
              <text:p text:style-name="Table_20_Heading">HitCnt</text:p>
            </table:table-cell>
            <table:table-cell table:style-name="Tabelle2.C1" office:value-type="string">
              <text:p text:style-name="Table_20_Heading">Per Call</text:p>
            </table:table-cell>
          </table:table-row>
        </table:table-header-rows>
        <table:table-row>
          <table:table-cell table:style-name="Tabelle2.A2" office:value-type="string">
            <text:p text:style-name="Table_20_Contents">main</text:p>
          </table:table-cell>
          <table:table-cell table:style-name="Tabelle2.B2" office:value-type="float" office:value="1">
            <text:p text:style-name="P2">1</text:p>
          </table:table-cell>
          <table:table-cell table:style-name="Tabelle2.C2" office:value-type="float" office:value="6000">
            <text:p text:style-name="P2">6000</text:p>
          </table:table-cell>
        </table:table-row>
        <table:table-row>
          <table:table-cell table:style-name="Tabelle2.A2" office:value-type="string">
            <text:p text:style-name="Table_20_Contents">foo</text:p>
          </table:table-cell>
          <table:table-cell table:style-name="Tabelle2.B2" office:value-type="float" office:value="1">
            <text:p text:style-name="P2">1</text:p>
          </table:table-cell>
          <table:table-cell table:style-name="Tabelle2.C2" office:value-type="float" office:value="2000">
            <text:p text:style-name="P2">2000</text:p>
          </table:table-cell>
        </table:table-row>
        <table:table-row>
          <table:table-cell table:style-name="Tabelle2.A2" office:value-type="string">
            <text:p text:style-name="Table_20_Contents">bar</text:p>
          </table:table-cell>
          <table:table-cell table:style-name="Tabelle2.B2" office:value-type="float" office:value="1">
            <text:p text:style-name="P2">1</text:p>
          </table:table-cell>
          <table:table-cell table:style-name="Tabelle2.C2" office:value-type="float" office:value="3000">
            <text:p text:style-name="P2">3000</text:p>
          </table:table-cell>
        </table:table-row>
      </table:table>
      <text:p text:style-name="Text_20_body"/>
      <text:p text:style-name="Text_20_body">The timing values for <text:s/>foo() <text:s/>and bar() are added to main(), <text:s/>since <text:s/>main() calls both.</text:p>
      <text:p text:style-name="Text_20_body"/>
      <text:p text:style-name="Text_20_body"/>
      <text:p text:style-name="Text_20_body">"AProf: Cycle: Percentual/Millisecond timevalues"</text:p>
      <text:p text:style-name="Text_20_body"/>
      <text:p text:style-name="Text_20_body"><text:s/>Millisecond/Percentual time units: (Units)</text:p>
      <text:p text:style-name="Text_20_body"><text:s text:c="2"/>Displays the units <text:s/>used for for timing values. <text:s/>If percentual is</text:p>
      <text:p text:style-name="Text_20_body"><text:s text:c="2"/>active, times shown <text:s/>are <text:s/>fractions of <text:s/>overall execution time in</text:p>
      <text:p text:style-name="Text_20_body"><text:s text:c="2"/>percent.</text:p>
      <text:p text:style-name="Text_20_body">@ENDNODE</text:p>
      <text:p text:style-name="Text_20_body"/>
      <text:p text:style-name="Text_20_body">@NODE gad-xtime "AProf: XTime"</text:p>
      <text:p text:style-name="Text_20_body"/>
      <text:p text:style-name="Text_20_body"><text:s/>Overall <text:s/>execution time <text:s/>of profilee. <text:s/>Units are seconds or milli-</text:p>
      <text:p text:style-name="Text_20_body"><text:s/>seconds depending on execution time. Times longer than 1000 ms are</text:p>
      <text:p text:style-name="Text_20_body"><text:s/>displayed in seconds (s), below in milliseconds (ms).</text:p>
      <text:p text:style-name="Text_20_body">@ENDNODE</text:p>
      <text:p text:style-name="Text_20_body"/>
      <text:h text:style-name="Heading_20_1" text:outline-level="1">Configurability</text:h>
      <text:p text:style-name="Text_20_body">All configurable items of AProf must be set as ToolTypes in Aprof's <text:s/>.info file, which must reside in the same directory as the profiler. <text:s/>As a consequence do not delete Aprof.info, since it contains AProf's <text:s/>configuration data.</text:p>
      <text:p text:style-name="Text_20_body">Beginning <text:s/>with <text:s/>version 3.30 one can save AProf's current settings with the 'Save' button <text:s/>in 'Preferences'. <text:s/>It is recommended to use this instead of setting the ToolTypes manually.</text:p>
      <text:p text:style-name="Text_20_body">The following ToolTypes are available</text:p>
      <text:list xml:id="list3200072264767243933" text:style-name="L2">
        <text:list-item>
          <text:p text:style-name="P4">WINDIM=left/top/width/height<text:line-break/>Use this to set size and position for the profiler window.</text:p>
        </text:list-item>
        <text:list-item>
          <text:p text:style-name="P4">TUNITS=(PERCENTUAL | MILLISECOND)<text:line-break/>Default time units.</text:p>
        </text:list-item>
        <text:list-item>
          <text:p text:style-name="P4">PMODE=(COMBINED|SEPARATE)<text:line-break/>Profiling mode.</text:p>
        </text:list-item>
        <text:list-item>
          <text:p text:style-name="P4">PATTERN=(AmigaPattern)<text:line-break/>Amiga pattern for symbols to hide. <text:s/>Look in your Amiga User Manual for a description <text:soft-page-break/>of pattern syntax.</text:p>
        </text:list-item>
        <text:list-item>
          <text:p text:style-name="P4">SORT=(NONE | NAME | HIT | AVERAGE | OVER)<text:line-break/>Specify the prefered sort order.</text:p>
        </text:list-item>
        <text:list-item>
          <text:p text:style-name="P4">SAFE=(TRUE | FALSE)<text:line-break/>Safe profiling on or off.</text:p>
        </text:list-item>
      </text:list>
      <text:h text:style-name="Heading_20_1" text:outline-level="1">Notes</text:h>
      <text:p text:style-name="Text_20_body">Implementation</text:p>
      <text:p text:style-name="Text_20_body">AProf is an active profiler. This means, hit counts and timing values are measured by employing a sophisticated breakpoint scheme. <text:s/>Before a profilee is executed by AProf, all function entry points are marked with breakpoints.</text:p>
      <text:p text:style-name="Text_20_body">After execution is started, AProf receives the breakpoint hits and places additional breakpoints at the function return points. <text:s/>The address for function return points is derived from the stack. This should make it clear why AProf needs a 'clean' symbol table: There is no foolproof way to figure out the function return address if there are any function local data on top of stack.</text:p>
      <text:p text:style-name="Text_20_body">Actually some testing can be undergone to ensure the correct values are read from the stack. This can be activated in AProf versions &gt; 3.22 by the checkmark 'safe profiling' in AProf preferences.</text:p>
      <text:p text:style-name="Text_20_body">Though this is not foolproof as stated, it works surprisingly good with most compilers. The disadvatage of this technique is the additional time spent in the checking routines.</text:p>
      <text:p text:style-name="Text_20_body">Profilee environment</text:p>
      <text:p text:style-name="Text_20_body">Wether AProf is started from CLI or workbench, the profilee's environment is always a shell. If started from the Workbench, a shell window will be supplied for profilee IO.</text:p>
      <text:p text:style-name="Text_20_body">ARexx port</text:p>
      <text:p text:style-name="Text_20_body">In the current version AProf provides no additional functions for ARexx hosts.</text:p>
      <text:h text:style-name="Heading_20_1" text:outline-level="1">Caveats</text:h>
      <text:p text:style-name="Text_20_body">Here is a list of <text:s/>known constructs which can result in problems if you try to profile programs including them.</text:p>
      <text:list xml:id="list1325058031678534863" text:style-name="L3">
        <text:list-item>
          <text:p text:style-name="P5">Non-standard startup code<text:line-break/>The profilees must be able to run in the same <text:s/>process <text:s/>environment as the profiler. It's not possible to use special startup codes for detaching a program or making it resident.</text:p>
        </text:list-item>
        <text:list-item>
          <text:p text:style-name="P5">recursive procedures<text:line-break/>Use only '@{ "separate" link gad-inex }' profiling mode if your code includes recursive procedures. <text:s/>In combined mode the time for the recursive procedure is wrong.</text:p>
        </text:list-item>
        <text:list-item>
          <text:p text:style-name="P5">setjmp()/longjmp()<text:line-break/>If setjmp()/longjmp() combinations are used in the profilee, the time span between calling longjmp() and the next RTS instruction will add to the function calling longjmp().</text:p>
        </text:list-item>
        <text:list-item>
          <text:p text:style-name="P5">signal()/raise()<text:line-break/>Most compiler libraries contain <text:s/>signal()/raise() <text:s/>functions <text:s/>which are not compatible with Aprof.</text:p>
        </text:list-item>
        <text:list-item>
          <text:p text:style-name="P5">CIA Timer<text:line-break/>CIA timers are not available for profilees.</text:p>
        </text:list-item>
        <text:list-item>
          <text:p text:style-name="P5">Overlays<text:line-break/>Profiling of overlayed programs is not possible.</text:p>
        </text:list-item>
        <text:list-item>
          <text:p text:style-name="P5">Runtime limitation<text:line-break/>Profiler timers can measure maximum time spans of about 99 minutes.</text:p>
        </text:list-item>
        <text:list-item>
          <text:p text:style-name="P5">Static (= source file local) functions<text:line-break/>Functions to be measured must be in the symbol table. This is not the case for static (module local) functions <text:s/>in <text:s/>most <text:s/>programming environments.</text:p>
        </text:list-item>
        <text:list-item>
          <text:p text:style-name="P5"><text:soft-page-break/>68000 Traphandlers<text:line-break/>If your program uses a private trap handler, traps not handled must be propagated to the previous handler. Used traps must be allocated with AllocTrap().<text:line-break/>Profiling is NOT possible if trace traps (trap #9) are used.</text:p>
        </text:list-item>
        <text:list-item>
          <text:p text:style-name="P5">Exec switch- and launch-functions<text:line-break/>Profilees using members tc_Switch <text:s/>and <text:s/>tc_Launch <text:s/>in <text:s/>Exec's <text:s/>Task structure must propagate execution to previous defined handlers.</text:p>
        </text:list-item>
      </text:list>
      <text:p text:style-name="Text_20_body"/>
      <text:h text:style-name="Heading_20_1" text:outline-level="1">StripB</text:h>
      <text:p text:style-name="Text_20_body">StripB is a command <text:s/>line <text:s/>utility which can be used <text:s/>to <text:s/>remove <text:s/>all HUNK_SYMBOL- and HUNK_DEBUG-hunks from an Amiga executable.</text:p>
      <text:p text:style-name="Text_20_body"><text:s/>Command line: StripB infile outfile</text:p>
      <text:h text:style-name="Heading_20_1" text:outline-level="1">Tested systems</text:h>
      <text:p text:style-name="Text_20_body">This is a list of systems I have tested the profiler with. <text:s/>If <text:s/>you find an error <text:s/>or <text:s/>if <text:s/>you <text:s/>have <text:s/>tested a system not included here, send a message please.</text:p>
      <text:list xml:id="list5098270283599355136" text:style-name="L4">
        <text:list-item>
          <text:p text:style-name="P6">Amiga E<text:line-break/>AProf works with all versions of Amiga E &gt;2.1b.<text:line-break/>Profiling of programs using exeptions leads to meaningless results.<text:line-break/>Creation of symbol hunks: Use -s switch.</text:p>
        </text:list-item>
        <text:list-item>
          <text:p text:style-name="P6">Manx Aztec C<text:line-break/>Aprof support Manx Aztec C versions V3.4 – V5.2b.<text:line-break/>Creation of symbol hunks: Use option -w for the linker<text:line-break/>Remove symbols named '_H#[0-9]_org', these are generated by the linker.<text:line-break/>Don't use detach.o with programs you want to profile.<text:line-break/>ANSI C functions signal() and raise() don't handle traps the way they should. (see @{"Caveats" link l-caveats}, custom trap-handlers).</text:p>
        </text:list-item>
        <text:list-item>
          <text:p text:style-name="P6">DICE C<text:line-break/>AProf supports DICE C V2.06.21 unregistered.<text:line-break/>Dice generates dirty symbol tables, activate 'Safe profiling'.<text:line-break/>Creation of symbol hunks: Use option -s for DCC.<text:line-break/>Information about the commercial DICE system welcome.</text:p>
        </text:list-item>
        <text:list-item>
          <text:p text:style-name="P6">GNU C/C++<text:line-break/>Supported version GNU gcc – 2.3.3<text:line-break/>Profiling programs using ixemul.library is not possible, use static linking. <text:s/>Activate 'Safe profiling'.<text:line-break/>Creation of symbol hunks: Always created, to not create them use -s or @{ " StripB " link l-stripb }, which is included in the AProf distribution.</text:p>
        </text:list-item>
        <text:list-item>
          <text:p text:style-name="P6">SAS C 6.3<text:line-break/>Holy cow, <text:span text:style-name="T1">the</text:span> standard compiler used even for Amiga OS development but I never used nor tried it with AProf.</text:p>
        </text:list-item>
        <text:list-item>
          <text:p text:style-name="P6">Maxon C++ V 1.2.1<text:line-break/>Supported version is Maxon C++ V1.2.1<text:line-break/>Code and data symbols in link libraries reside in the same hunk. According to the compiler developer this will change in future versions of the library. The beta version of the updated compiler writes symbol hunks as needed by Aprof so the library problem requires a simple recompile.<text:line-break/>Compiler is adding labels named L'num' to symbol table. This must be removed (Pattern: L#[0-9]) or you must activate 'save profiling'.<text:line-break/>Try the following @{ "symbol pattern" link dialog-preferences}:<text:line-break/>((~(?#?__#?))|std__#?|File[Hh]andle__Std__#?)<text:line-break/>This should work for mcppc versions 1.10.9 and better.<text:line-break/>Creation of symbol hunks: <text:s/>For command line compiler use option -bs. <text:s/>In the integrated environment use menu 'Compiler options'.<text:line-break/>Use the procedure rexx/maxoncpp.aprof contained in the AProf distribution for unmangling of c++ symbol names.</text:p>
        </text:list-item>
        <text:list-item>
          <text:p text:style-name="P10"><text:soft-page-break/>Assemblers<text:line-break/>AProf is tested with a number of assemblers (Aztec as, asm68, DevPack). <text:s/>There seem to be no problems as long as the following rules are kept in mind:<text:line-break/>If you export code symbols other than function labels, activate 'Safe profiling' in [Data/Prefs].<text:line-break/>Don't be too creative with your control flow, eg. several starting points for functions etc. <text:s/>Although this will not crash AProf, the results provided will be a bit random :)<text:line-break/>Do not mix data and code in one hunk.<text:line-break/>Do not use self modifying code.</text:p>
        </text:list-item>
      </text:list>
      <text:p text:style-name="Text_20_body"/>
      <text:p text:style-name="Text_20_body">Here is a little strategy to test if your development system was not part of the list above but you want to try if your compiler is able to cooperate with AProf.</text:p>
      <text:list xml:id="list7111059907772284553" text:style-name="L5">
        <text:list-item>
          <text:p text:style-name="P7">First, try to find out if your system can generate executables with Amiga symbol hunks. You should find this information in your compiler documentation.<text:line-break/>Then after successfully creating a executable version of the program to test, first check if your program is at least stable enough to run stand-alone without crashing the machine.</text:p>
        </text:list-item>
        <text:list-item>
          <text:p text:style-name="P7">Start AProf and load your program. Then specify in [Data/Prefs] the symbol pattern '#?' (without quotation marks). <text:s/>This removes the complete symbol table, which results in a reduced protocol between AProf and your program.<text:line-break/>When this is done, close your eyes and start your program (if you have problems in finding the right keys you can keep your eyes open). If your machine crashed, then Aprof is definitely incompatible with this programming system. The only thing to do is to reboot your machine and delete AProf. If there was no problems and your program is running, take all steps needed to stop your program.</text:p>
        </text:list-item>
        <text:list-item>
          <text:p text:style-name="P7">Next step is to remove all symbols but one, which should be generated by you. If your program contains a function 'foo' written by you then open the prefs request and insert ~(foo) as symbol pattern. After selecting 'use', this should be the only symbol displayed (it is possible, that there is an second symbol called *ENTRY* - this is used by AProf, ignore it).<text:line-break/>Start execution. If everything works, then again stop your program or wait for termination. Now Aprof should display the function timings. A crash is a sign for incompatibility. Forget Aprof.</text:p>
        </text:list-item>
        <text:list-item>
          <text:p text:style-name="P7">Now remove the pattern in [Data/Prefs] and activate 'Save profiling'. <text:s/>Then take a look at the symbol list now being displayed by AProf. Remove temporary labels or <text:s/>line number labels. <text:s/>Examples are (_L0001, _L0002, _L0003, _L0004, ...), (_H0_org, _H0_end, _H1_org, _H1_end, ...), (@0001, @0002, @0003, ...).<text:line-break/><text:line-break/>Then again start execution of your program. If everything works as it should you made it. Exit your program and AProf will generate the timing report. AProf seems to be compatible with your programming system. Save the pattern created in the preceding step and use it in future profiling sessions.<text:line-break/>If your program crashed, the hard work begins. As we saw in Step 3, your programming system basically should work with AProf. So there must be one or several data objects in your code hunks. <text:s/>You will have to find and remove them.</text:p>
        </text:list-item>
        <text:list-item>
          <text:p text:style-name="P7">Finally save all settings and write fast code.</text:p>
        </text:list-item>
      </text:list>
      <text:p text:style-name="Text_20_body"/>
      <text:p text:style-name="Text_20_body"/>
      <text:p text:style-name="Text_20_body"/>
      <text:p text:style-name="Text_20_body"/>
      <text:p text:style-name="Text_20_body">@NODE l-regular-expressions</text:p>
      <text:p text:style-name="Text_20_body"><text:s/>The following is a reference of Amiga regular expression patterns:</text:p>
      <table:table table:name="Tabelle3" table:style-name="Tabelle3">
        <table:table-column table:style-name="Tabelle3.A"/>
        <table:table-column table:style-name="Tabelle3.B"/>
        <table:table-header-rows>
          <table:table-row>
            <table:table-cell table:style-name="Tabelle3.A1" office:value-type="string">
              <text:p text:style-name="Table_20_Contents">? <text:s/></text:p>
            </table:table-cell>
            <table:table-cell table:style-name="Tabelle3.B1" office:value-type="string">
              <text:p text:style-name="Table_20_Contents">Match one character</text:p>
            </table:table-cell>
          </table:table-row>
        </table:table-header-rows>
        <table:table-row>
          <table:table-cell table:style-name="Tabelle3.A2" office:value-type="string">
            <text:p text:style-name="Table_20_Contents"><text:s text:c="2"/># <text:s text:c="3"/></text:p>
          </table:table-cell>
          <table:table-cell table:style-name="Tabelle3.B2" office:value-type="string">
            <text:p text:style-name="Table_20_Contents">Matches the following expression 0 or more times</text:p>
          </table:table-cell>
        </table:table-row>
        <table:table-row>
          <table:table-cell table:style-name="Tabelle3.A2" office:value-type="string">
            <text:p text:style-name="Table_20_Contents">(ab|cd)</text:p>
          </table:table-cell>
          <table:table-cell table:style-name="Tabelle3.B2" office:value-type="string">
            <text:p text:style-name="Table_20_Contents">Matches any one of the items separated by '|'</text:p>
          </table:table-cell>
        </table:table-row>
        <table:table-row>
          <table:table-cell table:style-name="Tabelle3.A2" office:value-type="string">
            <text:p text:style-name="Table_20_Contents"><text:s/>~ </text:p>
          </table:table-cell>
          <table:table-cell table:style-name="Tabelle3.B2" office:value-type="string">
            <text:p text:style-name="Table_20_Contents">Negates the following expression</text:p>
          </table:table-cell>
        </table:table-row>
        <text:soft-page-break/>
        <table:table-row>
          <table:table-cell table:style-name="Tabelle3.A2" office:value-type="string">
            <text:p text:style-name="Table_20_Contents"><text:s/>[abc]</text:p>
          </table:table-cell>
          <table:table-cell table:style-name="Tabelle3.B2" office:value-type="string">
            <text:p text:style-name="Table_20_Contents">Character classes. Match one of the characters in the class</text:p>
          </table:table-cell>
        </table:table-row>
        <table:table-row>
          <table:table-cell table:style-name="Tabelle3.A2" office:value-type="string">
            <text:p text:style-name="Table_20_Contents"><text:s/>[a-z]</text:p>
          </table:table-cell>
          <table:table-cell table:style-name="Tabelle3.B2" office:value-type="string">
            <text:p text:style-name="Table_20_Contents">Character range.</text:p>
          </table:table-cell>
        </table:table-row>
      </table:table>
      <text:p text:style-name="Text_20_body"/>
      <text:p text:style-name="Text_20_body">@NODE l-feedback "AProf: Feedback"</text:p>
      <text:p text:style-name="Text_20_body"><text:a xlink:type="simple" xlink:href="mailto:michab66@hotmail.com" text:style-name="Internet_20_link" text:visited-style-name="Visited_20_Internet_20_Link">michab66@hotmail.com</text:a></text:p>
      <text:p text:style-name="Text_20_body">If you made tests with a compiler <text:s/>not listed <text:s/>in <text:s/>'systems', <text:s/>please send me a small demo source <text:s/>file, the <text:s/>translated <text:s/>executable <text:s/>(with symbol hunk) and some information about creating <text:s/>symbol <text:s/>hunks <text:s/>with your compiler. <text:s/>If needed, send a description of problems and actions you performed to solve them, too.</text:p>
      <text:p text:style-name="Text_20_body">@NODE l-enforcer-blah "AProf needs you..."</text:p>
      <text:p text:style-name="Text_20_body"><text:s/>... if you have access to an Amiga with MMU!</text:p>
      <text:p text:style-name="Text_20_body">Since I'm developing AProf on an Amiga 2000 with 68000 I can't <text:s/>check for ENFORCER HITS! Although much care was taken to <text:s/>keep <text:s/>this <text:s/>nasty sort of bugs out of my code, there must be some. Anywhere.</text:p>
      <text:p text:style-name="Text_20_body">So man, read the following!</text:p>
      <text:p text:style-name="Text_20_body"/>
      <text:p text:style-name="Text_20_body"><text:s/>if ( found_enforcer_hit() )</text:p>
      <text:p text:style-name="Text_20_body"><text:s/>{</text:p>
      <text:p text:style-name="Text_20_body"><text:s text:c="3"/>if ( have_access_to_email() )</text:p>
      <text:p text:style-name="Text_20_body"/>
      <text:p text:style-name="Text_20_body"><text:s text:c="6"/>Send_Micha_An_Email_Report( ); /* Really! */</text:p>
      <text:p text:style-name="Text_20_body"/>
      <text:p text:style-name="Text_20_body"><text:s text:c="3"/>else if ( !too_lazy() )</text:p>
      <text:p text:style-name="Text_20_body"/>
      <text:p text:style-name="Text_20_body"><text:s text:c="6"/>Send_Micha_SnailMail_Report(); /* Cool... */</text:p>
      <text:p text:style-name="Text_20_body"/>
      <text:p text:style-name="Text_20_body"><text:s text:c="3"/>else</text:p>
      <text:p text:style-name="Text_20_body"/>
      <text:p text:style-name="Text_20_body"><text:s text:c="6"/>GuruForever(); <text:s text:c="16"/>/* Gnah... */</text:p>
      <text:p text:style-name="Text_20_body"><text:s/>}</text:p>
      <text:p text:style-name="Text_20_body"/>
      <text:p text:style-name="Text_20_body"><text:s/>@{ " Micha's address? " link l-feedback }</text:p>
      <text:p text:style-name="Text_20_body">@ENDNODE</text:p>
      <text:p text:style-name="Text_20_body"/>
      <text:p text:style-name="Text_20_body">@NODE l-copyright "AProf: Copyright"</text:p>
      <text:p text:style-name="Text_20_body"><text:s/>This software is freeware. You are allowed to <text:s/>copy, <text:s/>distribute <text:s/>and</text:p>
      <text:p text:style-name="Text_20_body"><text:s/>use it, as long as you don't change the software and distribute <text:s/>only</text:p>
      <text:p text:style-name="Text_20_body"><text:s/>the packed file (AProf3_30.lha).</text:p>
      <text:p text:style-name="Text_20_body"/>
      <text:p text:style-name="Text_20_body"><text:s/>You are not allowed to charge a fee higher than Fred Fish's for copy-</text:p>
      <text:p text:style-name="Text_20_body"><text:s/>ing and distributing.</text:p>
      <text:p text:style-name="Text_20_body"/>
      <text:p text:style-name="Text_20_body"><text:s/>These files and their related <text:s/>documentation, <text:s/>utilities and examples</text:p>
      <text:p text:style-name="Text_20_body"><text:soft-page-break/><text:s/>are provided "AS-IS" and subject to change without notice; no warran-</text:p>
      <text:p text:style-name="Text_20_body"><text:s/>ties are made. <text:s/>All use is at your own risk. <text:s/>No liability or respon-</text:p>
      <text:p text:style-name="Text_20_body"><text:s/>sibility is assumed.</text:p>
      <text:p text:style-name="Text_20_body"/>
      <text:p text:style-name="Text_20_body"><text:s/>This software, the included utilities and documentation are</text:p>
      <text:p text:style-name="Text_20_body"><text:s/>© 1993-94 Michael G. Binz</text:p>
      <text:p text:style-name="Text_20_body">@ENDNODE</text:p>
      <text:p text:style-name="Text_20_body"/>
      <text:h text:style-name="Heading_20_1" text:outline-level="1">@NODE l-changes "AProf: Changes"</text:h>
      <text:p text:style-name="Text_20_body"/>
      <text:p text:style-name="Text_20_body">V 3.34</text:p>
      <text:p text:style-name="Text_20_body"><text:s/>Bugs fixed:</text:p>
      <text:p text:style-name="Text_20_body"><text:s text:c="2"/>o Screen updates caused enforcer hits</text:p>
      <text:p text:style-name="Text_20_body"><text:s text:c="2"/>o Shell display of command line caused enforcer hit</text:p>
      <text:p text:style-name="Text_20_body"/>
      <text:p text:style-name="Text_20_body"><text:s/>Changes:</text:p>
      <text:p text:style-name="Text_20_body"><text:s text:c="2"/>o Console window opened when started from WB now has close gadget</text:p>
      <text:p text:style-name="Text_20_body"><text:s text:c="2"/>o XTime display uses [s] if [ms] value exceeds 1000</text:p>
      <text:p text:style-name="Text_20_body"/>
      <text:p text:style-name="Text_20_body"><text:s text:c="2"/></text:p>
      <text:p text:style-name="Text_20_body">V 3.30</text:p>
      <text:p text:style-name="Text_20_body"><text:s/>Future:</text:p>
      <text:p text:style-name="Text_20_body"><text:s text:c="2"/>o Passive (interrupt controlled) profiling mode</text:p>
      <text:p text:style-name="Text_20_body"/>
      <text:p text:style-name="Text_20_body"><text:s/>Known Problems:</text:p>
      <text:p text:style-name="Text_20_body"><text:s text:c="2"/>o AmigaGuide needs 'topaz' or maybe another fixed width font</text:p>
      <text:p text:style-name="Text_20_body"><text:s text:c="4"/>to be the system default font. <text:s/>If another font is used,</text:p>
      <text:p text:style-name="Text_20_body"><text:s text:c="4"/>AmigaGuide fails silently.</text:p>
      <text:p text:style-name="Text_20_body"/>
      <text:p text:style-name="Text_20_body"><text:s/>Changes:</text:p>
      <text:p text:style-name="Text_20_body"><text:s text:c="2"/>o If run from WB the profiler acts as shell for profilees</text:p>
      <text:p text:style-name="Text_20_body"><text:s text:c="2"/>o System default font is used</text:p>
      <text:p text:style-name="Text_20_body"><text:s text:c="2"/>o Added sorting functions</text:p>
      <text:p text:style-name="Text_20_body"><text:s text:c="2"/>o Extended configurability</text:p>
      <text:p text:style-name="Text_20_body"><text:s text:c="2"/>o Maximum command line length is now 256 chars</text:p>
      <text:p text:style-name="Text_20_body"><text:s text:c="2"/>o Special 'safe' profiling mode added</text:p>
      <text:p text:style-name="Text_20_body"><text:s text:c="2"/>o ARexx Port for custom symbol name unmangling</text:p>
      <text:p text:style-name="Text_20_body"/>
      <text:p text:style-name="Text_20_body"><text:s/>Bugs fixed:</text:p>
      <text:p text:style-name="Text_20_body"><text:s text:c="2"/>o Use of other fonts than topaz.8 trashed window</text:p>
      <text:p text:style-name="Text_20_body"><text:s text:c="2"/>o Catched some enforcer hits</text:p>
      <text:p text:style-name="Text_20_body"><text:soft-page-break/><text:s text:c="2"/>o Initial window size was wrong</text:p>
      <text:p text:style-name="Text_20_body"><text:s text:c="2"/>o Syntax error in a pattern led to an endless loop</text:p>
      <text:p text:style-name="Text_20_body"/>
      <text:p text:style-name="Text_20_body"/>
      <text:p text:style-name="Text_20_body">V 3.20</text:p>
      <text:p text:style-name="Text_20_body"><text:s text:c="2"/>o First released</text:p>
      <text:p text:style-name="Text_20_body">@ENDNODE</text:p>
      <text:p text:style-name="Text_20_body"/>
      <text:h text:style-name="Heading_20_1" text:outline-level="1">Question and Answer</text:h>
      <text:p text:style-name="Text_20_body"/>
      <text:list xml:id="list7616836021665290831" text:style-name="L6">
        <text:list-item>
          <text:p text:style-name="P8">What is an 'clean' symbol table?<text:line-break/>Clean symbol tables include only function entry addresses. Neither intermediate labels are defined nor data symbols in code hunks.</text:p>
          <text:p text:style-name="P8"/>
        </text:list-item>
      </text:list>
      <text:h text:style-name="Heading_20_1" text:outline-level="1">@NODE dialog-preferences "AProf: Preferences dialog"</text:h>
      <text:p text:style-name="Text_20_body"/>
      <text:p text:style-name="Text_20_body"><text:s/>APROF: PREFERENCES DIALOG <text:s text:c="29"/>@{ " Exit help " close }</text:p>
      <text:p text:style-name="Text_20_body"><text:s/>-------------------------</text:p>
      <text:p text:style-name="Text_20_body"/>
      <text:p text:style-name="Text_20_body"><text:s/>Symbol pattern:</text:p>
      <text:p text:style-name="Text_20_body"><text:s text:c="2"/>Provide a regular expression for symbols you want to exclude from</text:p>
      <text:p text:style-name="Text_20_body"><text:s text:c="2"/>profiling. <text:s/>@{ "Amiga regular expressions" link l-regular-expressions }</text:p>
      <text:p text:style-name="Text_20_body"><text:s text:c="2"/>Patterns can be used to remove <text:s/>compiler <text:s/>generated <text:s/>intermediate</text:p>
      <text:p text:style-name="Text_20_body"><text:s text:c="2"/>labels or functions you aren't interested in. <text:s/>One <text:s/>advantage <text:s/>of</text:p>
      <text:p text:style-name="Text_20_body"><text:s text:c="2"/>removing functions from the symbol table is faster profiling.</text:p>
      <text:p text:style-name="Text_20_body"/>
      <text:p text:style-name="Text_20_body"><text:s text:c="2"/>Example: 'L#[0-9]' removes symbols starting with an 'L' <text:s/>followed</text:p>
      <text:p text:style-name="Text_20_body"><text:s text:c="2"/>by any number of digits (L1 L00 L4711).</text:p>
      <text:p text:style-name="Text_20_body"/>
      <text:p text:style-name="Text_20_body"/>
      <text:p text:style-name="Text_20_body"><text:s/>Separate/Combined: (Mode)</text:p>
      <text:p text:style-name="Text_20_body"><text:s text:c="2"/>Specifies how function timing values are accumulated. If combined</text:p>
      <text:p text:style-name="Text_20_body"><text:s text:c="2"/>is selected, the time value for a function includes the <text:s/>times of</text:p>
      <text:p text:style-name="Text_20_body"><text:s text:c="2"/>all functions that are called by this function. Separate excludes</text:p>
      <text:p text:style-name="Text_20_body"><text:s text:c="2"/>the times of called functions.</text:p>
      <text:p text:style-name="Text_20_body"/>
      <text:p text:style-name="Text_20_body"><text:s text:c="2"/>Note that if your code includes recursive procedure you must use</text:p>
      <text:p text:style-name="Text_20_body"><text:s text:c="2"/>separate mode. <text:s/>If combined is used, <text:s/>the time for the recursive</text:p>
      <text:p text:style-name="Text_20_body"><text:s text:c="2"/>procedure is wrong.</text:p>
      <text:p text:style-name="Text_20_body"/>
      <text:p text:style-name="Text_20_body"><text:s text:c="2"/>See @{ "example" link gad-inex }.</text:p>
      <text:p text:style-name="Text_20_body"><text:soft-page-break/></text:p>
      <text:p text:style-name="Text_20_body"/>
      <text:p text:style-name="Text_20_body"><text:s/>Millisecond/Percentual time units: (Units)</text:p>
      <text:p text:style-name="Text_20_body"><text:s text:c="2"/>Selects the <text:s/>units <text:s/>used for for timing values. <text:s/>If percentual is</text:p>
      <text:p text:style-name="Text_20_body"><text:s text:c="2"/>active, times shown <text:s/>are <text:s/>fractions of <text:s/>overall execution time in</text:p>
      <text:p text:style-name="Text_20_body"><text:s text:c="2"/>percent.</text:p>
      <text:p text:style-name="Text_20_body"/>
      <text:p text:style-name="Text_20_body"/>
      <text:p text:style-name="Text_20_body">Safe profiling:</text:p>
      <text:p text:style-name="Text_20_body">If safe profiling is on (selected), then while <text:s/>profiling, every breakpoint must pass additional tests to ensure that it belongs to a function entry or exit (See @{ "dirty symbol tables" link frageantwort }).<text:line-break/>If off, this tests are not done, resulting in faster profiling. <text:s/>Since these additional checks do not have any significant impact on execution time, it is recommended to always activate safe profiling.</text:p>
      <text:p text:style-name="Text_20_body"/>
      <text:p text:style-name="Text_20_body">Rexx Unmangler:</text:p>
      <text:p text:style-name="Text_20_body">Specifiy the filename of the Rexx <text:s/>procedure to be used for name unmangling.</text:p>
      <text:p text:style-name="Text_20_body">Some programming languages <text:s/>(eg. C++) <text:s/>offer 'type-safe linking', which is often implemented by coding the argument types into the symbol names (this process is called symbol mangling). <text:s/>Since for humans this symbol names are then hard to read, it is possible to specify a Rexx procedure <text:s/>for <text:s/>translating the symbol back in a more readable form.</text:p>
      <text:p text:style-name="Text_20_body">See @{ "example Rexx unmangler" link rexxample }.</text:p>
      <text:p text:style-name="Text_20_body"/>
      <text:p text:style-name="Text_20_body"/>
      <text:p text:style-name="Text_20_body">Sort order:</text:p>
      <text:p text:style-name="Text_20_body">Specify the preferred sort order.</text:p>
      <text:p text:style-name="Text_20_body"/>
      <text:p text:style-name="Text_20_body"/>
      <text:h text:style-name="Heading_20_1" text:outline-level="1">@NODE rexxample "AProf: Rexx example"</text:h>
      <text:p text:style-name="Text_20_body"/>
      <text:p text:style-name="Code">/* Dummy C Unmangler</text:p>
      <text:p text:style-name="Code"><text:s/>*</text:p>
      <text:p text:style-name="Code"><text:s/>* This demonstrates the basics for AProf unmanglers written in Rexx</text:p>
      <text:p text:style-name="Code"><text:s/>*</text:p>
      <text:p text:style-name="Code"><text:s/>* Don't use this in real life, since this is included in AProf</text:p>
      <text:p text:style-name="Code"><text:s/>* as standard unmangler (No mangler selected in preferences)</text:p>
      <text:p text:style-name="Code"><text:s/>*</text:p>
      <text:p text:style-name="Code"><text:s/>* This unmangler removes a leading '_', if one exists</text:p>
      <text:p text:style-name="Code"><text:s/>*/</text:p>
      <text:p text:style-name="Code"><text:s/></text:p>
      <text:p text:style-name="Code">/* Get the symbol name from AProf and put it in 'symnam' */</text:p>
      <text:p text:style-name="Code">parse arg symnam</text:p>
      <text:p text:style-name="Code"/>
      <text:p text:style-name="Code">/* Check if there is a leading '_' */</text:p>
      <text:p text:style-name="Code">if "_" = left( symnam, 1 ) then</text:p>
      <text:p text:style-name="Code"><text:s text:c="3"/>/* Remove first char */</text:p>
      <text:p text:style-name="Code"><text:s text:c="3"/>symnam = right( symnam, length( symnam ) -1 )</text:p>
      <text:p text:style-name="Code"/>
      <text:p text:style-name="Code">/* Return result */</text:p>
      <text:p text:style-name="Code">exit symnam</text:p>
      <text:p text:style-name="Text_20_body">@ENDNODE</text:p>
      <text:p text:style-name="Text_20_body"><text:soft-page-break/></text:p>
      <text:h text:style-name="Heading_20_1" text:outline-level="1">@NODE dialog-exec "AProf: Exec dialog"</text:h>
      <text:p text:style-name="Text_20_body">APROF: EXEC DIALOG <text:s text:c="36"/>@{ " Exit help " close }</text:p>
      <text:p text:style-name="Text_20_body">Command line:</text:p>
      <text:p text:style-name="Text_20_body">A command line for the <text:s/>profilee can <text:s/>be <text:s/>specified. <text:s/>The command name must not be given.</text:p>
      <text:p text:style-name="Text_20_body">Example: You have written a program named 'foo', which needs <text:s/>one argument 'bar' to be specified on the command line. The following steps are needed to get an execution profile of 'foo':</text:p>
      <text:list xml:id="list4534853704011904974" text:style-name="L7">
        <text:list-item>
          <text:p text:style-name="P9">Start AProf: aprof foo</text:p>
        </text:list-item>
        <text:list-item>
          <text:p text:style-name="P9">Select 'Data...' and insert 'bar' as command line</text:p>
        </text:list-item>
        <text:list-item>
          <text:p text:style-name="P9">Select 'Use'</text:p>
        </text:list-item>
        <text:list-item>
          <text:p text:style-name="P9">Select 'Start'</text:p>
        </text:list-item>
      </text:list>
      <text:p text:style-name="Text_20_body">Stack size: <text:s/>Provide a stack size for the profil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New" svg:font-family="'Courier New'" style:font-adornments="Standard" style:font-family-generic="modern" style:font-pitch="fixed"/>
    <style:font-face style:name="Courier New1" svg:font-family="'Courier New'" style:font-family-generic="roma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rial" svg:font-family="Arial" style:font-family-generic="swiss" style:font-pitch="variable"/>
    <style:font-face style:name="Lucida Sans" svg:font-family="'Lucida Sans'" style:font-adornments="Demibol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997cm" style:writing-mode="page"/>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4.001cm" fo:margin-right="0cm" fo:margin-top="0cm" fo:margin-bottom="0.212cm" fo:text-indent="0cm" style:auto-text-indent="false"/>
      <style:text-properties fo:language="de" fo:country="D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Heading" style:next-style-name="Text_20_body" style:default-outline-level="1" style:class="text">
      <style:text-properties fo:font-size="115%" fo:language="en" fo:country="US" fo:font-weight="bold"/>
    </style:style>
    <style:style style:name="Heading_20_2" style:display-name="Heading 2" style:family="paragraph" style:parent-style-name="Heading" style:next-style-name="Text_20_body" style:class="text">
      <style:paragraph-properties fo:margin-left="4.001cm" fo:margin-right="0cm" fo:text-indent="0cm" style:auto-text-indent="false"/>
      <style:text-properties fo:font-size="12pt" fo:language="en" fo:country="US" fo:font-style="italic" fo:font-weight="bold"/>
    </style:style>
    <style:style style:name="Heading_20_3" style:display-name="Heading 3" style:family="paragraph" style:parent-style-name="Heading" style:next-style-name="Text_20_body" style:class="text">
      <style:text-properties fo:font-size="14pt" fo:language="en" fo:country="GB" fo:font-weight="bold"/>
    </style:style>
    <style:style style:name="Table_20_Contents" style:display-name="Table Contents" style:family="paragraph" style:parent-style-name="Text_20_body" style:class="extra">
      <style:paragraph-properties fo:margin-left="0cm" fo:margin-right="0cm" fo:text-indent="0cm" style:auto-text-indent="false">
        <style:tab-stops/>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fo:margin-top="0.212cm" fo:margin-bottom="0.212cm" text:number-lines="false" text:line-number="0"/>
      <style:text-properties fo:font-size="10pt" fo:font-style="italic"/>
    </style:style>
    <style:style style:name="Table" style:family="paragraph" style:parent-style-name="Caption" style:class="extra">
      <style:paragraph-properties fo:margin-left="4.001cm" fo:margin-right="0cm" fo:text-indent="0cm" style:auto-text-indent="false"/>
      <style:text-properties fo:language="en" fo:country="US"/>
    </style:style>
    <style:style style:name="Frame_20_contents" style:display-name="Frame contents" style:family="paragraph" style:parent-style-name="Standard" style:class="extra" style:master-page-name="">
      <style:paragraph-properties fo:margin-left="0.3cm" fo:margin-right="0cm" fo:text-align="end" style:justify-single-word="false" fo:text-indent="0cm" style:auto-text-indent="false" style:page-number="auto"/>
      <style:text-properties style:font-name="Lucida Sans" fo:font-size="7pt" fo:language="en" fo:country="US" fo:font-weight="6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Title" style:family="paragraph" style:parent-style-name="Heading" style:next-style-name="Subtitle" style:class="chapter" style:master-page-name="">
      <style:paragraph-properties fo:text-align="end" style:justify-single-word="false" style:page-number="auto"/>
      <style:text-properties style:text-outline="true" fo:font-size="48pt" fo:language="en" fo:country="US" fo:font-style="italic" fo:font-weight="bold"/>
    </style:style>
    <style:style style:name="Subtitle" style:family="paragraph" style:parent-style-name="Heading" style:next-style-name="Text_20_body" style:class="chapter" style:master-page-name="">
      <style:paragraph-properties fo:text-align="end" style:justify-single-word="false" style:page-number="auto" fo:padding="0.049cm" fo:border-left="none" fo:border-right="none" fo:border-top="0.002cm solid #000000" fo:border-bottom="none"/>
      <style:text-properties fo:font-size="16pt" fo:language="en" fo:country="US" fo:font-style="normal" fo:font-weight="bold"/>
    </style:style>
    <style:style style:name="Code" style:family="paragraph" style:parent-style-name="Text_20_body">
      <style:paragraph-properties fo:margin-left="4.5cm" fo:margin-right="0cm" fo:margin-top="0cm" fo:margin-bottom="0cm" fo:text-indent="0cm" style:auto-text-indent="false"/>
      <style:text-properties style:font-name="Courier New" fo:font-size="9pt"/>
    </style:style>
    <style:style style:name="Pic" style:family="paragraph" style:parent-style-name="Caption"/>
    <style:style style:name="Body" style:family="paragraph" style:parent-style-name="Text_20_body" style:master-page-name="">
      <style:paragraph-properties style:page-number="auto"/>
      <style:text-properties fo:language="en" fo:country="US"/>
    </style:style>
    <style:style style:name="Table_20_Content" style:display-name="Table Content" style:family="paragraph" style:parent-style-name="Table_20_Contents">
      <style:text-properties fo:language="en" fo:country="US"/>
    </style:style>
    <style:style style:name="Table_20_Header" style:display-name="Table Header" style:family="paragraph" style:parent-style-name="Table_20_Heading" style:next-style-name="Table_20_Content">
      <style:text-properties fo:language="en" fo:country="US"/>
    </style:style>
    <style:style style:name="Table_20__28_user_29_" style:display-name="Table (user)"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style>
    <style:style style:name="Source_20_Text" style:display-name="Source Text" style:family="text">
      <style:text-properties style:font-name="Courier New1" fo:font-size="9pt"/>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notes-configuration text:note-class="footnote" text:citation-style-name="Footnote_20_Symbol" text:citation-body-style-name="Footnote_20_anchor"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02-11-12T20:29:33</meta:creation-date>
    <dc:date>2018-01-09T21:04:31.08</dc:date>
    <dc:language>de-DE</dc:language>
    <meta:editing-cycles>28</meta:editing-cycles>
    <meta:editing-duration>PT1H18M3S</meta:editing-duration>
    <dc:creator>Michael Binz</dc:creator>
    <meta:document-statistic meta:table-count="3" meta:image-count="0" meta:object-count="0" meta:page-count="12" meta:paragraph-count="321" meta:word-count="3537" meta:character-count="22033"/>
    <meta:user-defined meta:name="Info 1"/>
    <meta:user-defined meta:name="Info 2"/>
    <meta:user-defined meta:name="Info 3"/>
    <meta:user-defined meta:name="Info 4"/>
    <meta:template xlink:type="simple" xlink:actuate="onRequest" xlink:title="MichaGuide" xlink:href="../../../../../Programme/OpenOffice.org1.0.1/user/template/MichaGuide.stw" meta:date="2002-11-12T20:29:30"/>
  </office:meta>
</office:document-meta>
</file>